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pitch="variable"/>
    <style:font-face style:name="Noto Sans Regular2" svg:font-family="'Noto Sans Regular'" style:font-family-generic="roman" style:font-pitch="variable"/>
    <style:font-face style:name="Noto Serif CJK TC" svg:font-family="'Noto Serif CJK TC'" style:font-family-generic="system" style:font-pitch="variable"/>
    <style:font-face style:name="Source Sans Pro" svg:font-family="'Source Sans Pro'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svg:stroke-width="0.05cm" svg:stroke-color="#000000" draw:marker-start-width="0.28cm" draw:marker-end-width="0.28cm" draw:fill="solid" draw:fill-color="#cccccc" loext:fill-use-slide-background="false" draw:textarea-horizontal-align="justify" draw:textarea-vertical-align="middle" draw:auto-grow-height="false" fo:min-height="13.3cm" fo:min-width="4.3cm" fo:padding-top="0.1cm" fo:padding-bottom="0.1cm" fo:padding-left="0.1cm" fo:padding-right="0.1cm" draw:shadow="visible" draw:shadow-offset-x="0.13cm" draw:shadow-offset-y="0.13cm" draw:shadow-color="#666666" loext:decorative="false"/>
    </style:style>
    <style:style style:name="gr2" style:family="graphic" style:parent-style-name="objectwithoutfill">
      <style:graphic-properties svg:stroke-color="#000000" draw:fill="solid" draw:fill-color="#cccccc" draw:shadow="hidden" draw:shadow-offset-x="0.13cm" draw:shadow-offset-y="0.13cm" draw:shadow-color="#666666" loext:decorative="false"/>
    </style:style>
    <style:style style:name="gr3" style:family="graphic" style:parent-style-name="standard">
      <style:graphic-properties svg:stroke-color="#996633" draw:marker-start="Square" draw:marker-start-width="0.3cm" draw:marker-end="Square" draw:marker-end-width="0.3cm" draw:shadow="visible" draw:shadow-offset-x="0.03cm" draw:shadow-color="#808080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06cm" draw:shadow="hidden" loext:decorative="false"/>
      <style:paragraph-properties style:writing-mode="lr-tb"/>
    </style:style>
    <style:style style:name="gr5" style:family="graphic" style:parent-style-name="objectwithoutfill">
      <style:graphic-properties draw:stroke="dash" draw:stroke-dash="Dash" draw:fill="none" draw:shadow="hidden" loext:decorative="false"/>
    </style:style>
    <style:style style:name="gr6" style:family="graphic" style:parent-style-name="standard">
      <style:graphic-properties draw:fill="solid" draw:fill-color="#ff6600" draw:textarea-horizontal-align="justify" draw:textarea-vertical-align="middle" draw:auto-grow-height="false" fo:min-height="0.595cm" fo:min-width="5.576cm" draw:shadow="hidden" style:writing-mode="lr-tb" loext:decorative="false"/>
      <style:paragraph-properties style:writing-mode="lr-tb"/>
    </style:style>
    <style:style style:name="gr7" style:family="graphic" style:parent-style-name="standard">
      <style:graphic-properties draw:fill="solid" draw:fill-color="#ff6600" draw:textarea-horizontal-align="justify" draw:textarea-vertical-align="middle" draw:auto-grow-height="false" fo:min-height="0.595cm" fo:min-width="7.27cm" draw:shadow="hidden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cccccc" draw:auto-grow-height="true" draw:auto-grow-width="false" fo:min-height="0.919cm" draw:shadow="hidden" draw:shadow-offset-x="0.13cm" draw:shadow-offset-y="0.13cm" draw:shadow-color="#666666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1.021cm" draw:shadow="hidden" loext:decorative="false"/>
      <style:paragraph-properties style:writing-mode="lr-tb"/>
    </style:style>
    <style:style style:name="gr10" style:family="graphic" style:parent-style-name="standard">
      <style:graphic-properties svg:stroke-color="#336600" draw:fill-color="#009900" draw:textarea-horizontal-align="justify" draw:textarea-vertical-align="middle" draw:auto-grow-height="false" fo:min-height="0.508cm" fo:min-width="1.78cm" draw:shadow="hidden" style:writing-mode="lr-tb" loext:decorative="false"/>
      <style:paragraph-properties style:writing-mode="lr-tb"/>
    </style:style>
    <style:style style:name="gr11" style:family="graphic" style:parent-style-name="standard">
      <style:graphic-properties svg:stroke-color="#336600" draw:fill-color="#009900" draw:textarea-horizontal-align="justify" draw:textarea-vertical-align="middle" draw:auto-grow-height="false" fo:min-height="0.508cm" fo:min-width="1.751cm" draw:shadow="hidden" style:writing-mode="lr-tb" loext:decorative="false"/>
      <style:paragraph-properties style:writing-mode="lr-tb"/>
    </style:style>
    <style:style style:name="gr12" style:family="graphic" style:parent-style-name="standard">
      <style:graphic-properties draw:stroke="dash" draw:stroke-dash="Dash" svg:stroke-color="#996633" draw:marker-start="Square" draw:marker-start-width="0.3cm" draw:marker-end="Square" draw:marker-end-width="0.3cm" draw:shadow="visible" draw:shadow-offset-x="0.03cm" draw:shadow-color="#808080" loext:decorative="false"/>
      <style:paragraph-properties style:writing-mode="lr-tb"/>
    </style:style>
    <style:style style:name="gr13" style:family="graphic" style:parent-style-name="standard">
      <style:graphic-properties svg:stroke-color="#336600" draw:fill-color="#009900" draw:textarea-horizontal-align="justify" draw:textarea-vertical-align="middle" draw:auto-grow-height="false" fo:min-height="0.406cm" fo:min-width="0.756cm" draw:shadow="hidden" style:writing-mode="lr-tb" loext:decorative="false"/>
      <style:paragraph-properties style:writing-mode="lr-tb"/>
    </style:style>
    <style:style style:name="gr14" style:family="graphic" style:parent-style-name="standard">
      <style:graphic-properties svg:stroke-color="#336600" draw:fill-color="#009900" draw:textarea-horizontal-align="justify" draw:textarea-vertical-align="middle" draw:auto-grow-height="false" fo:min-height="0.399cm" fo:min-width="0.572cm" draw:shadow="hidden" style:writing-mode="lr-tb" loext:decorative="false"/>
      <style:paragraph-properties style:writing-mode="lr-tb"/>
    </style:style>
    <style:style style:name="gr15" style:family="graphic">
      <style:graphic-properties style:protect="size" loext:decorative="false"/>
    </style:style>
    <style:style style:name="gr16" style:family="graphic" style:parent-style-name="standard">
      <style:graphic-properties svg:stroke-color="#000000" draw:fill="solid" draw:fill-color="#0000cc" draw:textarea-horizontal-align="justify" draw:textarea-vertical-align="middle" draw:auto-grow-height="false" fo:min-height="0.8cm" fo:min-width="7.4cm" draw:shadow="visible" draw:shadow-offset-x="0.13cm" draw:shadow-offset-y="0.13cm" draw:shadow-color="#999999" style:writing-mode="lr-tb" loext:decorative="false"/>
      <style:paragraph-properties style:writing-mode="lr-tb"/>
    </style:style>
    <style:style style:name="gr17" style:family="graphic" style:parent-style-name="standard">
      <style:graphic-properties svg:stroke-color="#000000" draw:textarea-horizontal-align="justify" draw:textarea-vertical-align="middle" draw:auto-grow-height="false" fo:min-height="0.8cm" fo:min-width="7.4cm" draw:shadow="visible" draw:shadow-offset-x="0.13cm" draw:shadow-offset-y="0.13cm" draw:shadow-color="#999999" style:writing-mode="lr-tb" loext:decorative="false"/>
      <style:paragraph-properties style:writing-mode="lr-tb"/>
    </style:style>
    <style:style style:name="gr18" style:family="graphic" style:parent-style-name="standard">
      <style:graphic-properties svg:stroke-color="#000000" draw:fill="solid" draw:fill-color="#ff8d00" draw:textarea-horizontal-align="justify" draw:textarea-vertical-align="middle" draw:auto-grow-height="false" fo:min-height="0.8cm" fo:min-width="7.4cm" draw:shadow="visible" draw:shadow-offset-x="0.13cm" draw:shadow-offset-y="0.13cm" draw:shadow-color="#999999" style:writing-mode="lr-tb" loext:decorative="false"/>
      <style:paragraph-properties style:writing-mode="lr-tb"/>
    </style:style>
    <style:style style:name="gr19" style:family="graphic" style:parent-style-name="standard">
      <style:graphic-properties svg:stroke-width="0.05cm" svg:stroke-color="#000000" draw:marker-start-width="0.38cm" draw:marker-end-width="0.38cm" draw:fill="none" draw:textarea-vertical-align="middle" draw:auto-grow-height="false" fo:min-height="4.44cm" fo:min-width="0cm" fo:padding-top="0.15cm" fo:padding-bottom="0.15cm" fo:padding-left="0.275cm" fo:padding-right="0.275cm" fo:wrap-option="wrap" loext:decorative="fals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1.114cm" loext:decorative="false"/>
      <style:paragraph-properties style:writing-mode="lr-tb"/>
    </style:style>
    <style:style style:name="pr1" style:family="presentation" style:parent-style-name="預設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預設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solid" draw:fill-color="#ccccc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16pt" style:font-size-asian="16pt" style:font-size-complex="16pt"/>
    </style:style>
    <style:style style:name="P6" style:family="paragraph">
      <loext:graphic-properties draw:fill="solid" draw:fill-color="#ff6600"/>
      <style:paragraph-properties fo:text-align="center" style:writing-mode="lr-tb"/>
      <style:text-properties fo:font-size="16pt" style:font-size-asian="16pt" style:font-size-complex="16pt"/>
    </style:style>
    <style:style style:name="P7" style:family="paragraph">
      <loext:graphic-properties draw:fill="solid" draw:fill-color="#cccccc"/>
      <style:text-properties fo:font-size="18pt" style:font-size-asian="18pt" style:font-size-complex="18pt"/>
    </style:style>
    <style:style style:name="P8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9" style:family="paragraph">
      <loext:graphic-properties draw:fill-color="#009900"/>
      <style:paragraph-properties fo:text-align="center" style:writing-mode="lr-tb"/>
    </style:style>
    <style:style style:name="P10" style:family="paragraph">
      <loext:graphic-properties draw:fill-color="#ffffff"/>
      <style:text-properties fo:font-size="20pt" style:font-size-asian="20pt" style:font-size-complex="20pt"/>
    </style:style>
    <style:style style:name="P11" style:family="paragraph">
      <style:paragraph-properties fo:text-align="center"/>
      <style:text-properties fo:color="#ffffff" loext:opacity="100%" fo:font-size="20pt" fo:font-weight="normal" style:font-size-asian="20pt" style:font-weight-asian="normal" style:font-size-complex="20pt" style:font-weight-complex="normal"/>
    </style:style>
    <style:style style:name="P12" style:family="paragraph">
      <loext:graphic-properties draw:fill="solid" draw:fill-color="#0000cc"/>
      <style:paragraph-properties fo:text-align="center" style:writing-mode="lr-tb"/>
      <style:text-properties fo:color="#ffffff" loext:opacity="100%" fo:font-size="20pt" fo:font-weight="normal" style:font-size-asian="20pt" style:font-weight-asian="normal" style:font-size-complex="20pt" style:font-weight-complex="normal"/>
    </style:style>
    <style:style style:name="P13" style:family="paragraph">
      <style:paragraph-properties fo:text-align="center"/>
      <style:text-properties fo:color="#000000" loext:opacity="100%" fo:font-size="20pt" fo:font-weight="normal" style:font-size-asian="20pt" style:font-weight-asian="normal" style:font-size-complex="20pt" style:font-weight-complex="normal"/>
    </style:style>
    <style:style style:name="P14" style:family="paragraph">
      <style:paragraph-properties fo:text-align="center" style:writing-mode="lr-tb"/>
      <style:text-properties fo:color="#000000" loext:opacity="100%" fo:font-size="20pt" fo:font-weight="normal" style:font-size-asian="20pt" style:font-weight-asian="normal" style:font-size-complex="20pt" style:font-weight-complex="normal"/>
    </style:style>
    <style:style style:name="P15" style:family="paragraph">
      <loext:graphic-properties draw:fill="solid" draw:fill-color="#ff8d00"/>
      <style:paragraph-properties fo:text-align="center" style:writing-mode="lr-tb"/>
      <style:text-properties fo:color="#000000" loext:opacity="100%" fo:font-size="20pt" fo:font-weight="normal" style:font-size-asian="20pt" style:font-weight-asian="normal" style:font-size-complex="20pt" style:font-weight-complex="normal"/>
    </style:style>
    <style:style style:name="P16" style:family="paragraph">
      <loext:graphic-properties draw:fill-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ffffff" loext:opacity="100%"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color="#000000" loext:opacity="100%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預設" presentation:presentation-page-layout-name="AL1T0" presentation:use-date-time-name="dtd1">
        <office:forms form:automatic-focus="false" form:apply-design-mode="false"/>
        <draw:custom-shape draw:style-name="gr1" draw:text-style-name="P1" draw:layer="layout" svg:width="4.5cm" svg:height="13.5cm" svg:x="2.5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2.5cm" svg:y1="3.8cm" svg:x2="7cm" svg:y2="3.8cm">
          <text:p/>
        </draw:line>
        <draw:line draw:style-name="gr2" draw:text-style-name="P1" draw:layer="layout" svg:x1="2.5cm" svg:y1="6.2cm" svg:x2="7cm" svg:y2="6.2cm">
          <text:p/>
        </draw:line>
        <draw:line draw:style-name="gr2" draw:text-style-name="P1" draw:layer="layout" svg:x1="2.5cm" svg:y1="16.1cm" svg:x2="7cm" svg:y2="16.1cm">
          <text:p/>
        </draw:line>
        <draw:line draw:style-name="gr3" draw:text-style-name="P2" draw:layer="layout" svg:x1="15.7cm" svg:y1="14.6cm" svg:x2="19.2cm" svg:y2="13.6cm">
          <text:p text:style-name="P2">home</text:p>
        </draw:line>
        <draw:line draw:style-name="gr3" draw:text-style-name="P2" draw:layer="layout" svg:x1="12cm" svg:y1="11.5cm" svg:x2="15.7cm" svg:y2="14.6cm">
          <text:p text:style-name="P2">dev</text:p>
        </draw:line>
        <draw:line draw:style-name="gr3" draw:text-style-name="P2" draw:layer="layout" svg:x1="13cm" svg:y1="6cm" svg:x2="15.7cm" svg:y2="14.6cm">
          <text:p text:style-name="P2">boot</text:p>
        </draw:line>
        <draw:line draw:style-name="gr3" draw:text-style-name="P2" draw:layer="layout" svg:x1="13cm" svg:y1="6.2cm" svg:x2="14.5cm" svg:y2="3.7cm">
          <text:p text:style-name="P2">efi</text:p>
        </draw:line>
        <draw:line draw:style-name="gr3" draw:text-style-name="P2" draw:layer="layout" svg:x1="15.715cm" svg:y1="14.615cm" svg:x2="18.7cm" svg:y2="11.6cm">
          <text:p text:style-name="P2">root</text:p>
        </draw:line>
        <draw:line draw:style-name="gr3" draw:text-style-name="P2" draw:layer="layout" svg:x1="15.731cm" svg:y1="14.631cm" svg:x2="15.795cm" svg:y2="11.1cm">
          <text:p text:style-name="P2">etc</text:p>
        </draw:line>
        <draw:line draw:style-name="gr3" draw:text-style-name="P2" draw:layer="layout" svg:x1="15.795cm" svg:y1="14.647cm" svg:x2="18.2cm" svg:y2="9.1cm">
          <text:p text:style-name="P2">usr</text:p>
        </draw:line>
        <draw:line draw:style-name="gr3" draw:text-style-name="P2" draw:layer="layout" svg:x1="12.9cm" svg:y1="6.1cm" svg:x2="16.9cm" svg:y2="5.6cm">
          <text:p text:style-name="P2">grub2</text:p>
        </draw:line>
        <draw:frame draw:style-name="gr4" draw:text-style-name="P3" draw:layer="layout" svg:width="0.5cm" svg:height="1.26cm" svg:x="15.4cm" svg:y="14.5cm">
          <draw:text-box>
            <text:p>/</text:p>
          </draw:text-box>
        </draw:frame>
        <draw:line draw:style-name="gr5" draw:text-style-name="P4" draw:layer="layout" svg:x1="7cm" svg:y1="6.2cm" svg:x2="9.2cm" svg:y2="11.6cm">
          <text:p/>
        </draw:line>
        <draw:line draw:style-name="gr5" draw:text-style-name="P4" draw:layer="layout" svg:x1="7cm" svg:y1="6.2cm" svg:x2="10.5cm" svg:y2="9.5cm">
          <text:p/>
        </draw:line>
        <draw:custom-shape draw:style-name="gr6" draw:text-style-name="P6" draw:layer="layout" svg:width="7.5cm" svg:height="1.5cm" svg:x="6cm" svg:y="3.8cm">
          <text:p text:style-name="P5"><text:span text:style-name="T1">掛載</text:span></text:p>
          <draw:enhanced-geometry svg:viewBox="0 0 21600 21600" draw:text-areas="?f5 ?f1 ?f6 ?f2" draw:type="notched-right-arrow" draw:modifiers="16908.5371481311 5079.81345769487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6" draw:layer="layout" svg:width="9.7cm" svg:height="1.5cm" svg:x="5.5cm" svg:y="14.301cm">
          <text:p text:style-name="P5"><text:span text:style-name="T1">掛載</text:span></text:p>
          <draw:enhanced-geometry svg:viewBox="0 0 21600 21600" draw:text-areas="?f5 ?f1 ?f6 ?f2" draw:type="notched-right-arrow" draw:modifiers="16908.5371481311 5079.81345769487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7" draw:layer="layout" svg:width="3cm" svg:height="1.119cm" svg:x="3cm" svg:y="5cm">
          <draw:text-box>
            <text:p><text:span text:style-name="T2">分割區</text:span><text:span text:style-name="T2">1</text:span></text:p>
          </draw:text-box>
        </draw:frame>
        <draw:frame draw:style-name="gr8" draw:text-style-name="P7" draw:layer="layout" svg:width="3cm" svg:height="1.119cm" svg:x="3cm" svg:y="10.101cm">
          <draw:text-box>
            <text:p><text:span text:style-name="T2">分割區</text:span><text:span text:style-name="T2">2</text:span></text:p>
          </draw:text-box>
        </draw:frame>
        <draw:frame draw:style-name="gr9" draw:text-style-name="P8" draw:layer="layout" svg:width="6cm" svg:height="1.221cm" svg:x="2cm" svg:y="1.279cm">
          <draw:text-box>
            <text:p><text:span text:style-name="T3">磁碟裝置</text:span><text:span text:style-name="T3">(</text:span><text:span text:style-name="T3">實體</text:span><text:span text:style-name="T3">)</text:span></text:p>
          </draw:text-box>
        </draw:frame>
        <draw:frame draw:style-name="gr9" draw:text-style-name="P8" draw:layer="layout" svg:width="7.1cm" svg:height="1.221cm" svg:x="11.4cm" svg:y="1.279cm">
          <draw:text-box>
            <text:p><text:span text:style-name="T3">檔案系統</text:span><text:span text:style-name="T3">階層</text:span><text:span text:style-name="T3">(</text:span><text:span text:style-name="T3">抽</text:span><text:span text:style-name="T3">象</text:span><text:span text:style-name="T3">)</text:span></text:p>
          </draw:text-box>
        </draw:frame>
        <draw:custom-shape draw:style-name="gr10" draw:text-style-name="P9" draw:layer="layout" svg:width="2.8cm" svg:height="1cm" svg:x="9.2cm" svg:y="11.1cm">
          <text:p text:style-name="P2">sda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2.8cm" svg:height="0.985cm" draw:transform="skewX (-0.170867733770245) rotate (-0.853815070075626) translate (10.514cm 8.891cm)">
          <text:p text:style-name="P2">sda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2.8cm" svg:height="1cm" draw:transform="rotate (1.3861404919339) translate (11.653cm 11.486cm)">
          <text:p text:style-name="P2">sd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7cm" svg:y1="16.5cm" svg:x2="12.5cm" svg:y2="8.734cm">
          <text:p/>
        </draw:line>
        <draw:line draw:style-name="gr12" draw:text-style-name="P2" draw:layer="layout" svg:x1="15.815cm" svg:y1="11.315cm" svg:x2="16.6cm" svg:y2="10cm">
          <text:p text:style-name="P2">...</text:p>
        </draw:line>
        <draw:line draw:style-name="gr12" draw:text-style-name="P2" draw:layer="layout" svg:x1="18.031cm" svg:y1="9.331cm" svg:x2="19.4cm" svg:y2="8.5cm">
          <text:p text:style-name="P2">...</text:p>
        </draw:line>
        <draw:line draw:style-name="gr12" draw:text-style-name="P2" draw:layer="layout" svg:x1="18.547cm" svg:y1="11.747cm" svg:x2="19.916cm" svg:y2="11cm">
          <text:p text:style-name="P2">...</text:p>
        </draw:line>
        <draw:line draw:style-name="gr12" draw:text-style-name="P2" draw:layer="layout" svg:x1="18.963cm" svg:y1="13.663cm" svg:x2="20.5cm" svg:y2="13.4cm">
          <text:p text:style-name="P2">...</text:p>
        </draw:line>
        <draw:custom-shape draw:style-name="gr13" draw:text-style-name="P9" draw:layer="layout" svg:width="1.352cm" svg:height="0.856cm" draw:transform="rotate (-0.856607596878817) translate (15.352cm 9.868cm)">
          <text:p text:style-name="P2">..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1.092cm" svg:height="0.845cm" draw:transform="skewX (-0.107337748997651) rotate (-1.02415920507027) translate (18.432cm 10.267cm)">
          <text:p text:style-name="P2">..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7cm" svg:y1="3cm" svg:x2="12.5cm" svg:y2="8.734cm">
          <text:p/>
        </draw:line>
        <draw:line draw:style-name="gr5" draw:text-style-name="P4" draw:layer="layout" svg:x1="7cm" svg:y1="3.8cm" svg:x2="10.5cm" svg:y2="9.5cm">
          <text:p/>
        </draw:line>
        <draw:line draw:style-name="gr5" draw:text-style-name="P4" draw:layer="layout" svg:x1="7cm" svg:y1="16cm" svg:x2="9.2cm" svg:y2="11.6cm">
          <text:p/>
        </draw:line>
        <draw:frame draw:style-name="gr4" draw:text-style-name="P3" draw:layer="layout" svg:width="0.5cm" svg:height="1.26cm" svg:x="5cm" svg:y="14.5cm">
          <draw:text-box>
            <text:p>/</text:p>
          </draw:text-box>
        </draw:frame>
        <draw:frame draw:style-name="gr4" draw:text-style-name="P3" draw:layer="layout" svg:width="0.5cm" svg:height="1.26cm" svg:x="5.4cm" svg:y="4cm">
          <draw:text-box>
            <text:p>/</text:p>
          </draw:text-box>
        </draw:frame>
        <draw:line draw:style-name="gr12" draw:text-style-name="P2" draw:layer="layout" svg:x1="4cm" svg:y1="14cm" svg:x2="5cm" svg:y2="15cm">
          <text:p text:style-name="P2">...</text:p>
        </draw:line>
        <draw:line draw:style-name="gr12" draw:text-style-name="P2" draw:layer="layout" svg:x1="3.9cm" svg:y1="4.1cm" svg:x2="5.4cm" svg:y2="4.6cm">
          <text:p text:style-name="P2">...</text:p>
        </draw:line>
        <presentation:notes draw:style-name="dp2" presentation:use-date-time-name="dtd1">
          <draw:page-thumbnail draw:style-name="gr15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use-date-time-name="dtd1">
        <office:forms form:automatic-focus="false" form:apply-design-mode="false"/>
        <draw:custom-shape draw:style-name="gr16" draw:text-style-name="P12" draw:layer="layout" svg:width="7.6cm" svg:height="1cm" svg:x="8.501cm" svg:y="12.2cm">
          <text:p text:style-name="P11"><text:span text:style-name="T4">系</text:span><text:span text:style-name="T4">統</text:span><text:span text:style-name="T4">韌</text:span><text:span text:style-name="T4">體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7.6cm" svg:height="1cm" svg:x="8.501cm" svg:y="10.9cm">
          <text:p text:style-name="P13"><text:span text:style-name="T5">內核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7.6cm" svg:height="1cm" svg:x="8.501cm" svg:y="9.6cm">
          <text:p text:style-name="P13"><text:span text:style-name="T5">系統函式庫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7.6cm" svg:height="1cm" svg:x="8.501cm" svg:y="6.976cm">
          <text:p text:style-name="P13"><text:span text:style-name="T5">命令殼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7.6cm" svg:height="1cm" svg:x="8.501cm" svg:y="5.652cm">
          <text:p text:style-name="P13"><text:span text:style-name="T5">應</text:span><text:span text:style-name="T5">用</text:span><text:span text:style-name="T5">程</text:span><text:span text:style-name="T5">式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4" draw:layer="layout" svg:width="1cm" svg:height="5cm" svg:x="7.301cm" svg:y="6.928cm">
          <text:p/>
          <draw:enhanced-geometry svg:viewBox="0 0 21600 21600" draw:mirror-horizontal="true" draw:glue-points="0 0 0 21600 21600 10800" draw:text-areas="0 ?f9 7800 ?f10" draw:type="right-brace" draw:modifiers="1800 10705.5236190952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0" draw:text-style-name="P3" draw:layer="layout" svg:width="3.601cm" svg:height="1.314cm" svg:x="3.9cm" svg:y="8.596cm">
          <draw:text-box>
            <text:p>作業系統</text:p>
          </draw:text-box>
        </draw:frame>
        <draw:custom-shape draw:style-name="gr16" draw:text-style-name="P12" draw:layer="layout" svg:width="7.6cm" svg:height="1cm" svg:x="8.501cm" svg:y="13.5cm">
          <text:p text:style-name="P11"><text:span text:style-name="T4">硬體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7.6cm" svg:height="1cm" svg:x="8.466cm" svg:y="8.289cm">
          <text:p text:style-name="P13"><text:span text:style-name="T5">應用函式庫</text:span></text:p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15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pitch="variable"/>
    <style:font-face style:name="Noto Sans Regular2" svg:font-family="'Noto Sans Regular'" style:font-family-generic="roman" style:font-pitch="variable"/>
    <style:font-face style:name="Noto Serif CJK TC" svg:font-family="'Noto Serif CJK TC'" style:font-family-generic="system" style:font-pitch="variable"/>
    <style:font-face style:name="Source Sans Pro" svg:font-family="'Source Sans Pro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marker draw:name="Square" svg:viewBox="0 0 10 10" svg:d="M0 0h10v10h-10z"/>
    <draw:stroke-dash draw:name="Dash" draw:style="rect" draw:dots1="1" draw:dots1-length="197%" draw:distance="127%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 Regular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8.1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60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8.7000007629395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left="0cm" fo:margin-right="0cm" fo:margin-top="0.483cm" fo:margin-bottom="0cm" fo:text-indent="0cm"/>
      <style:text-properties fo:font-size="33.9000015258789pt" style:font-size-asian="28pt" style:font-size-complex="28pt"/>
    </style:style>
    <style:style style:name="預設-outline3" style:family="presentation" style:parent-style-name="預設-outline2">
      <style:paragraph-properties fo:margin-left="0cm" fo:margin-right="0cm" fo:margin-top="0.362cm" fo:margin-bottom="0cm" fo:text-indent="0cm"/>
      <style:text-properties fo:font-size="29pt" style:font-size-asian="24pt" style:font-size-complex="24pt"/>
    </style:style>
    <style:style style:name="預設-outline4" style:family="presentation" style:parent-style-name="預設-outline3">
      <style:paragraph-properties fo:margin-left="0cm" fo:margin-right="0cm" fo:margin-top="0.241cm" fo:margin-bottom="0cm" fo:text-indent="0cm"/>
      <style:text-properties fo:font-size="24.2000007629395pt" style:font-size-asian="20pt" style:font-size-complex="20pt"/>
    </style:style>
    <style:style style:name="預設-outline5" style:family="presentation" style:parent-style-name="預設-outline4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預設-outline6" style:family="presentation" style:parent-style-name="預設-outline5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預設-outline7" style:family="presentation" style:parent-style-name="預設-outline6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預設-outline8" style:family="presentation" style:parent-style-name="預設-outline7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預設-outline9" style:family="presentation" style:parent-style-name="預設-outline8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3.2000007629395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loext:decorative="false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編號&gt;</text:page-number></text:span><text:span text:style-name="MT1"><text:s/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</style:handout-master>
    <style:master-page style:name="預設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預設-title" draw:layer="backgroundobjects" svg:width="22.859cm" svg:height="3.18cm" svg:x="1.27cm" svg:y="0.759cm" presentation:class="title" presentation:placeholder="true">
        <draw:text-box/>
      </draw:frame>
      <draw:frame draw:style-name="Mgr3" draw:text-style-name="MP5" draw:layer="backgroundobjects" svg:width="22.859cm" svg:height="11.048cm" svg:x="1.27cm" svg:y="4.457cm">
        <draw:text-box>
          <text:p/>
        </draw:text-box>
      </draw:frame>
      <draw:frame presentation:style-name="預設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7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0T16:30:53.604607629</meta:creation-date>
    <meta:editing-duration>PT49M39S</meta:editing-duration>
    <meta:editing-cycles>10</meta:editing-cycles>
    <meta:generator>LibreOffice/7.6.7.2$Linux_X86_64 LibreOffice_project/60$Build-2</meta:generator>
    <dc:title>Vivid</dc:title>
    <dc:date>2025-09-11T10:20:57.610387818</dc:date>
    <meta:document-statistic meta:object-count="67"/>
  </office:meta>
</office:document-meta>
</file>